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2f4a" officeooo:paragraph-rsid="001e2f4a"/>
    </style:style>
    <style:style style:name="P2" style:family="paragraph" style:parent-style-name="Standard">
      <style:text-properties officeooo:rsid="001e2f4a" officeooo:paragraph-rsid="001eee29"/>
    </style:style>
    <style:style style:name="T1" style:family="text">
      <style:text-properties officeooo:rsid="001eee29"/>
    </style:style>
    <style:style style:name="T2" style:family="text">
      <style:text-properties officeooo:rsid="001eee29" fo:background-color="#81d41a" loext:char-shading-value="0"/>
    </style:style>
    <style:style style:name="T3" style:family="text">
      <style:text-properties officeooo:rsid="001eee29" fo:background-color="#81d41a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-Filter by UpperCase <text:span text:style-name="T3">done</text:span></text:p>
      <text:p text:style-name="P2">2-Filter by Phone Number <text:span text:style-name="T3">done</text:span></text:p>
      <text:p text:style-name="P1">3-Filter by Deparment</text:p>
      <text:p text:style-name="P1">4-Filter by space</text:p>
      <text:p text:style-name="P1">5-Put the cursor on the input</text:p>
      <text:p text:style-name="P1">6-Design 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8T14:05:34.575692438</meta:creation-date>
    <dc:date>2022-01-18T15:05:39.716653722</dc:date>
    <meta:editing-duration>PT5M19S</meta:editing-duration>
    <meta:editing-cycles>2</meta:editing-cycles>
    <meta:generator>LibreOffice/7.1.7.2$Linux_X86_64 LibreOffice_project/10$Build-2</meta:generator>
    <meta:document-statistic meta:table-count="0" meta:image-count="0" meta:object-count="0" meta:page-count="1" meta:paragraph-count="6" meta:word-count="22" meta:character-count="131" meta:non-whitespace-character-count="114"/>
  </office:meta>
</office:document-meta>
</file>